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476" officeooo:paragraph-rsid="0005e4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Header</text:p>
      <text:p text:style-name="P1"/>
      <text:p text:style-name="P1">https://plantillashtmlgratis.com/todas-las-plantillas/plantilla/plantillas-html-css-para-descargar-gratuita-traveler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6:08:00.720541550</meta:creation-date>
    <dc:date>2025-04-14T16:36:08.083891406</dc:date>
    <meta:editing-duration>PT28M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2" meta:character-count="123" meta:non-whitespace-character-count="123"/>
  </office:meta>
</office:document-meta>
</file>